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ay 4 – Lane filteri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9T17:11:49.913719973</meta:creation-date>
    <dc:date>2018-07-02T21:46:12.386300040</dc:date>
    <meta:editing-duration>PT5H18M9S</meta:editing-duration>
    <meta:editing-cycles>2</meta:editing-cycles>
    <meta:generator>LibreOffice/5.1.6.2$Linux_X86_64 LibreOffice_project/10m0$Build-2</meta:generator>
    <meta:document-statistic meta:object-count="24"/>
  </office:meta>
</office:document-meta>
</file>